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709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4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uthors_em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end 01/07/2020</text:p>
          </table:table-cell>
          <table:table-cell office:value-type="string" calcext:value-type="string">
            <text:p>Folder downloaded</text:p>
          </table:table-cell>
          <table:table-cell office:value-type="string" calcext:value-type="string">
            <text:p>Corrections received</text:p>
          </table:table-cell>
          <table:table-cell office:value-type="string" calcext:value-type="string">
            <text:p>Modifications implemented</text:p>
          </table:table-cell>
          <table:table-cell office:value-type="string" calcext:value-type="string">
            <text:p>Data Ownership Upd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ccardo Bommarc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chael Garrat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d Kleij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ael Mandeli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a Park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chael Winfre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exandra-Maria Klei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aire Krem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an Veldtma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ylor Rickett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nde Vian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alene Jha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 Andersso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gnasi Bartomeu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e Boreux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tina Blochtei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eno M. Freita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therine LW Burn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�sa G. Carvalheir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blo Cavigliass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tacha Chacoff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ice Cla�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ul A. Cunningha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THOUT OK Sarah Cusser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han Ekroo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ijs Fijen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ather Lee Grab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oleta Hevia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iana Hip�lit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rank Jauk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essica D. Peters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essica Knap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mitha Krishna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avid Crowd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ndra Lindstro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ITHOUT OK Rachel Mallinger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ens �str�m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abiana Oliveira da Silv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rk Otie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garet Mayfield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a Montero-Casta�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imon Potts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omina Rad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THOUT OK Davi L. Ramos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j Rundlof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gustin Saez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eroen Schep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ristof Sch�epp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ara Stanle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ITHOUT OK Rebecca Steward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uis Sutt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jnalka Szentgyorgyi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isatomo Taki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uiomar Nates Parr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icolas J. Vereeck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los H. Vergara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ryony Willcox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i Zou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rcos Mi�arro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ejandro Trillo</text:p>
          </table:table-cell>
          <table:table-cell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paro L�zar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atrine Hansen</text:p>
          </table:table-cell>
          <table:table-cell office:value-type="string" calcext:value-type="string">
            <text:p>YES</text:p>
          </table:table-cell>
          <table:table-cell table:formula="of:=SUM([.D2:.D62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4:01:26.1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2T17:16:55.913000000</dc:date>
    <meta:editing-duration>PT5H38M17S</meta:editing-duration>
    <meta:editing-cycles>12</meta:editing-cycles>
    <meta:generator>LibreOffice/6.4.1.2$Windows_X86_64 LibreOffice_project/4d224e95b98b138af42a64d84056446d09082932</meta:generator>
    <meta:document-statistic meta:table-count="1" meta:cell-count="227" meta:object-count="0"/>
  </office:meta>
</office:document-meta>
</file>